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gexpSelector.compile( String 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RegexpSelector.AbstractRegexp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gexpSelector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gexpSelector.select( String patternName , Object selector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